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dward sortit du commissariat en se frottant ses yeux endoloris. Le soleil était déjà bas dans le ciel et il allait seulement pouvoir se mettre en route pour rentrer chez lui. Quelle plaie... Des horaires pareils, c'était pas une vie. Pas pour lui en tout cas. Le garçon avait commencé son stage il y a plus d'un mois déjà, pourtant il ne semblait pas en voir le bout et les journées semblaient de plus en plus longue. Il poussa une petite exclamation et ne put retenir une grimace en découvrant l'heure qu'il était. Ce n'était pas qu'une impression. Elles [i]étaient[/i] plus longues. Le pas lourd d'épuisement, l'adolescent se mit en route en direction de la gare qui le ramènerait chez lui en banlieue.</text:p>
      <text:p text:style-name="Standard"/>
      <text:p text:style-name="Standard">Le stage qu'il effectuait avait pour but de lui faire découvrir comment se déroulait une enquête sur le terrain, avant que les choses ne se terminent -dans le meilleur des cas- au tribunal. « En tant que futurs avocats, lui avait-on dit, et pour les plus chanceux et les plus persévérants d'entre vous en tant que futurs juges, il est important que vous compreniez tous les tenants et les aboutissants d'une affaire. Vous ne serez que le maillon final de cette chaîne mais vous devez comprendre tout ce qu'il s'est passé avant. Pour pouvoir faire votre travail avec toutes les cartes en main ».</text:p>
      <text:p text:style-name="Standard"/>
      <text:p text:style-name="Standard">Tout ceci était bien beau mais une enquête, ça durait longtemps. Et surtout, surtout, il y avait beaucoup de rien pendant une enquête : paperasse, observations, collecte de preuves, de témoins... Tout un ensemble d'activités assommantes qu'un esprit aussi dissipé que celui d'Edward était parfaitement incapable de supporter. Il peinait énormément à rester concentré tout au long de la journée, et cela se ressentait dans ses relations avec les inspecteurs en charge, qui le prenaient pour un autre de ces étudiants bourgeois présomptueux qui pensaient que leur temps était trop précieux pour être dépensé avec des policiers. Et peut-être n'avaient-ils pas tort. Bien que dans son cas, ce sentiment était pathologique, le blondin estimait effectivement qu'il serait mieux ailleurs...</text:p>
      <text:p text:style-name="Standard"/>
      <text:p text:style-name="Standard">Toujours était-il qu'il était coincé là pour encore plusieurs semaines et que cela risquait d'être long et pénible. Tout en cherchant un moyen d'améliorer son quotidien de manière considérable, Edward sillonnait les rues machinalement, se laissant guider par l'habitude du trajet. Il était si absorbé par ses pensées qu'il ne vit pas l'ours en peluche qui se dressait vaillamment sur son chemin, formant un barrage héroïque de son corps en coton. Corps qui se retrouva donc affublé d'une belle trace de semelle sur le coin de l'oreille. Lâchant un « oh, merde ! » sonore, l'adolescent se pencha pour ramasser la victime bien involontaire de son ire -ou de sa maladresse- puis chercha du regard son potentiel propriétaire tout en l’époussetant du mieux qu'il pouvait. Son regard émeraude se posa alors sur une silhouette féminine qui était sur le point de tourner à l'angle de la rue quelques mètres plus loin. Il se lança à sa poursuite, la peluche sous le bras.</text:p>
      <text:p text:style-name="Standard"/>
      <text:p text:style-name="Standard">-Excusez-moi ! Excusez-moi, je crois que vous avez fait tomber ceci. Je suis désolé, je l'ai... Il fronça soudainement les sourcils. ...Je vous connais, non ?</text:p>
      <text:p text:style-name="P1">La jeune femme eut un mouvement de recul compréhensible au moment où Edward arrivait à sa hauteur. C'est vrai qu'en arrivant comme ça sans prévenir dans son dos il y avait de quoi être surprise. Le garçon n'y prêta pas vraiment attention, trop concentré qu'il était sur la peluche abîmée qu'il tenait à bout de bras et sur ses tentatives de se rappeler d'où il connaissait cette personne. Il était certain de l'avoir déjà vue, mais n'arrivait pas à se souvenir du lieu ou du moment où il l'avait rencontrée. De manière générale Edward n'était pas très physionomiste -enfin c'était surtout qu'il ne prêtait pas vraiment attention aux gens autour de lui, et cela commençait à lui jouer de plus en plus régulièrement des tours. Les sourcils toujours froncés, le blondin dévisageait Naoto avec un air étrangement concentré.</text:p>
      <text:p text:style-name="Standard"/>
      <text:p text:style-name="Standard">Celle-ci l'informa avec gentillesse que la peluche en question n'appartenait pas à ses enfants et, toujours absorbé par ses pensées, Edward faillit rater complètement sa réponse. Après un instant de tergiversation il percuta finalement et eut un mouvement de recul à son tour, accompagné d'un « uh ? » éloquent. Il tira l'ours en peluche à lui pour l'examiner de plus près, ses deux yeux couleur jade comme plongés dans ceux inanimés de la peluche. Si elle n'appartenait pas aux nourrissons de cette femme, à qui pouvait-elle bien être ? En observant la poussière qui s'était déposée sur toute sa surface, le blondin se fit la réflexion qu'elle devait traîner par terre depuis un certain temps, et c'était avec le recul assez évident que la personne qui l'avait laissé tomber là n'était plus dans les parages depuis longtemps. Un rictus déforma les lèvres de l'adolescent alors qu'il se demandait ce que Logan penserait d'une telle déduction.</text:p>
      <text:p text:style-name="Standard"/>
      <text:p text:style-name="Standard">-Ah bon ? Dans ce cas j'imagine qu'il y a un enfant quelque part qui doit être très triste... Et des parents qui vont passer une su-per nuit. Il eut alors un mouvement de surprise et ses sourcils s'arquèrent de manière déraisonnable lorsque Naoto l'identifia. Je... Oui ?</text:p>
      <text:p text:style-name="Standard"/>
      <text:p text:style-name="Standard">Edward fut particulièrement étonné que la jeune femme parvienne à l'identifier aussi vite -alors que lui galérait comme pas permis. Il passa même outre le qualificatif « petit » pourtant prononcé avec ce fameux ton maternaliste/infantilisant qui lui déplaisait tant. C'était donc au commissariat qu'il l'avait déjà vue. Maintenant qu'elle le disait, le blondin vit une série de flashs défiler devant ses yeux où elle apparaissait clairement. Cependant il n'était pas étonnant qu'il ne l'ait pas reconnu puisque son accoutrement n'avait rien à voir avec le genre de vêtements qu'elle portait au centre de police. A cet instant précis, Naoto avait vraiment l'allure d'une mère de famille tout ce qu'il y avait de plus classique. Aussi, bien qu'il la voyait maintenant plus distinctement dans sa tête, Edward n'avait toujours pas de souvenir d'avoir travaillé avec elle, ou même de lui avoir parlé. Mais le fait que la Seraph sache exactement ce qu'il y faisait signifiait qu'elle devait y être liée d'une manière ou une autre.</text:p>
      <text:p text:style-name="Standard"/>
      <text:p text:style-name="Standard">-Ah mais oui c'est bon, je vois. C'est marrant ça. Vous travaillez au Commissariat ?</text:p>
      <text:p text:style-name="P1">Le regard à nouveau dirigé vers les yeux sans vie de l'ours en peluche, Edward écouta d'une oreille distraite la réponse de Naoto. Une étrange lueur d'absence s'était installée au fond de ses pupilles émeraudes, seule manifestation visible de son incroyable faculté à se déconnecter progressivement de la réalité. Faculté sur laquelle il était bien en peine d'exercer une quelconque influence d'ailleurs. A ce moment précis, les quelques souvenirs qu'il avait d'avoir vu cette jeune femme défilaient dans son esprit sans qu'il ne puisse vraiment les filtrer, accaparant une bonne partie de sa maigre attention, tant et si bien qu'il rata une bonne partie du récit de la Seraph et ne rattrapa le train en marche que lorsque celle-ci fit une pause entre ses deux répliques.</text:p>
      <text:p text:style-name="Standard"/>
      <text:p text:style-name="Standard">-...Nous nous sommes déjà croisés plusieurs fois depuis le début de ton stage. </text:p>
      <text:p text:style-name="Standard"/>
      <text:p text:style-name="Standard">-Hum... ? Ah euh... Oui, je me souviens maintenant...</text:p>
      <text:p text:style-name="Standard"/>
      <text:p text:style-name="Standard">Pas facile de trouver quelque chose à ajouter lorsque l'on n'a rien écouté du reste de la tirade. Heureusement pour notre blondin, Naoto n'attendit pas de réponse de sa part pour enchaîner. Edward redoubla d'efforts pour essayer de se concentrer sur ce qu'elle lui disait. D'ordinaire le blondin ne se fatiguait pas à prétendre participer aux conversations, considérant qu'il s'agissait d'un effort qui n'en valait souvent pas la peine. Mais pour une fois il se donna ce mal. D'une part parce que Naoto avait réussi à piquer sa curiosité avec tout ce qu'elle savait déjà sur lui, et d'autre part parce qu'elle avait visiblement des relations au sein du commissariat et peut-être qu'elle pourrait influencer -en bien ou en mal- les inspecteurs avec lesquels il travaillait.</text:p>
      <text:p text:style-name="Standard"/>
      <text:p text:style-name="Standard">Aussi lorsque la Seraph lui demanda si ceux-ci n'étaient pas trop durs avec lui, Edward ne put retenir une grimace évocatrice. Dans l'ensemble, il n'avait pas vraiment à se plaindre ; même si on l'affublait effectivement des tâches ingrates réservées aux stagiaires comme le café ou la dactylo, le garçon n'était pas tombé dans le pire endroit pour faire son stage. Malgré sa maladie, il était loin d'être stupide -même s'il ne faisait pas grand chose pour le prouver- et dans les rares cas où il se donnait la peine de s'investir l'étudiant s'avérait souvent être pertinent, ce qui lui valait une tranquillité toute relative. Tout en passant une main dans ses cheveux, Edward haussa nonchalamment des épaules en riant discrètement.</text:p>
      <text:p text:style-name="Standard"/>
      <text:p text:style-name="Standard">-Eh bien... J'avoue que je n'y échappe pas non plus ahah. Mais je crois que je suis plutôt épargné quand même, et de toute façon j'y prête pas vraiment attention. Et sinon je fais des études de droit et on nous envoie en stage pour découvrir « le terrain ». En gros ils veulent nous préparer au métier d'avocat en nous faisant découvrir comment se passe une affaire avant d'arriver au tribunal.</text:p>
      <text:p text:style-name="Standard"/>
      <text:p text:style-name="Standard">Il avait parlé un peu trop rapidement et sur un ton saccadé, sans vraiment faire attention au choix de ses mots, comme « envoyer » par exemple, ce qui pouvait si l'on y prêtait un peu attention trahir son sentiment de frustration.</text:p>
      <text:p text:style-name="P1">Naoto confirma son impression assez décevante à propos du quotidien des forces de police. Comme il s'en était rendu compte au cours de ces quelques semaines de stage, il y avait beaucoup de préparation avant que quelque chose de passionnant ne se passe vraiment. En soi, cela ne le gênait pas plus que cela. Edward n'avait pas prévu de se réorienter dans cette branche et le manque d'action ne le concernait que dans le cadre de sa formation. D'ici quelques mois le blondin n'en entendrait sûrement plus jamais parler. Cela dit, son plan de carrière à lui n'avait pas particulièrement la réputation d'être palpitant non pl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5-02T23:06:58.14</meta:creation-date>
    <dc:date>2017-05-08T20:06:29.60</dc:date>
    <meta:editing-duration>PT7H10M52S</meta:editing-duration>
    <meta:editing-cycles>272</meta:editing-cycles>
    <meta:generator>OpenOffice/4.1.1$Win32 OpenOffice.org_project/411m6$Build-9775</meta:generator>
    <dc:creator>Théo </dc:creator>
    <meta:document-statistic meta:table-count="0" meta:image-count="0" meta:object-count="0" meta:page-count="4" meta:paragraph-count="18" meta:word-count="1671" meta:character-count="10000"/>
  </office:meta>
</office:document-meta>
</file>